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font-name="Liberation Serif1" style:font-name-asian="Liberation Serif1" style:font-name-complex="Liberation Serif1"/>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gestion de projet </text:p>
      <text:p text:style-name="P1"/>
      <text:p text:style-name="P1">##Le profil du groupe </text:p>
      <text:p text:style-name="P1"/>
      <text:p text:style-name="P1">Le groupe du projet MEGAFI se compose de trois personnes aux profils très différents :</text:p>
      <text:p text:style-name="P1">* <text:tab/>Imane, ingénieur en géoinformation, avec des compétences en réseau et télécoms ainsi que dans les métiers du <text:tab/>net ;</text:p>
      <text:p text:style-name="P1">* <text:tab/>Alban, étudiant ingénieur de l'ENSG féru d'informatique ;</text:p>
      <text:p text:style-name="P1">* <text:tab/>Clémentine, géographe-géomarketeuse en reprise d'études après six ans en entreprise.</text:p>
      <text:p text:style-name="P1"/>
      <text:p text:style-name="P1">Naturellement, Alban s'est imposé comme chef de projet : son niveau avancé en programmation et son expérience en réalisation de projets informatiques ont justifié cette position. </text:p>
      <text:p text:style-name="P1">Ces mêmes qualités associées à sa patience et sa pédagogie ont permis de guider le groupe sereinement vers l'achèvement du projet.</text:p>
      <text:p text:style-name="P1"/>
      <text:p text:style-name="P1">La compréhension du sujet par la reformulation des besoins en fonctionnalités s'est faite conjointement entre les membres du groupe et le commanditaire à chaque étape du projet. Chacun s'est montré force de proposition (et d'acceptation), autant dans le choix de ces fonctionnalités que dans leur mise en œuvre. Les développements ont été attribués en concertation collective, en fonction des compétences de chacun et des volontés d'apprentissage. L’œil avisé d'Alban a été d'une aide précieuse à Imane et Clémentine pour les faire appréhender en toute autonomie les nouveaux langages et outils de programmation.</text:p>
      <text:p text:style-name="P1"/>
      <text:p text:style-name="P1"/>
      <text:p text:style-name="P1">##La gestion de projet selon la méthode Agile SCRUM</text:p>
      <text:p text:style-name="P1"/>
      <text:p text:style-name="P1">L'équipe s'est efforcée de respecter une gestion de projet proche de la méthode Agile SCRUM.</text:p>
      <text:p text:style-name="P1"/>
      <text:p text:style-name="P1">En début de projet, elle a réfléchi au sujet et a listé les fonctionnalités (<text:span text:style-name="T1">features</text:span>) qu'elle souhaitait développer.</text:p>
      <text:p text:style-name="P1">Ensuite, elle a détaillé chaque feature en user stories, a attribué à chaque user story une priorité, un nombre de points selon la suite de Fibonacci, pour finalement en faire un backlog de référence. <text:s/></text:p>
      <text:p text:style-name="P1">Au total, 232 points ont été comptabilisés pour 30 user stories. Des user stories "bonus" ont aussi été proposées au développement en fonction de l'avancement du projet. <text:s/></text:p>
      <text:p text:style-name="P1">Au regard de ces éléments et des 20 jours consacrés au projet, l'équipe a défini 3 sprints de respectivement 5, 8 et 7 jours chacun, le premier sprint devant servir de repère pour ajuster ces choix et éventuellement reprendre le nombre de points prévus pour chaque user story. </text:p>
      <text:p text:style-name="P1"/>
      <text:p text:style-name="P1">Le premier sprint a mis en place le mode de fonctionnement de l'équipe sur la totalité du projet. </text:p>
      <text:p text:style-name="P1">Au début de chaque sprint, le backlog était repris, les user stories se voyaient attribuer un temps de développement estimé en fonction de leurs points, du nombre de membres de l'équipe et du nombre de jours dans le sprint.</text:p>
      <text:p text:style-name="P1">Chaque jour ou presque, en début d'activité, l'équipe tenait un daily stand-up où chacun décrivait les tâches accomplies, le temps passé, les problèmes rencontrés. En fonction, chaque user story était proclamée EC (En Cours), OK, KO (abandonnée) ou Reportée. Si d'autres tâches que celles liées aux user stories avaient été faites (debug, recherche documentaire plus approfondie, nouvelles fonctionnalités nécessaires, etc.), elles étaient simplement ajoutées au backlog du sprint en cours. En cela, ce dernier en est vite venu à différer du backlog de référence. </text:p>
      <text:p text:style-name="P1">Chaque soir, les membres de l'équipe poussaient sur le dépôt Git de l'école leurs <text:span text:style-name="T1">commits</text:span> en fonction de leurs réalisations du jour. Le lendemain matin, chacun pouvait donc faire un <text:span text:style-name="T1">pull</text:span> pour se mettre à niveau dans le code.</text:p>
      <text:p text:style-name="P1">À la fin de chaque sprint, un sprint review était organisé avec l'équipe et le commanditaire, pour faire un point sur le sprint passé, une démonstration des fonctionnalités achevées, l'avancée du projet, les user stories restantes à développer. </text:p>
      <text:p text:style-name="P1">Pour débuter le prochain sprint, le backlog était repris à partir des fonctionnalités en attente de développement. </text:p>
      <text:p text:style-name="P1"/>
      <text:p text:style-name="P1">###Détail des sprints</text:p>
      <text:p text:style-name="P1"/>
      <text:p text:style-name="P1">Le premier sprint a globalement été consacré à :</text:p>
      <text:p text:style-name="P1"><text:span text:style-name="T2">–</text:span><text:tab/>prendre en main l'environnement de travail via les mises à jour logicielles liées à Qt et OpenGL, ainsi qu'à <text:tab/>l'ouverture d'un dépôt Git sur le serveur de l'école et Github sur internet ;</text:p>
      <text:p text:style-name="P1"><text:span text:style-name="T2">–</text:span> <text:tab/>le dessin de la fenêtre principale de l'outil, avec une première barre de menu et les premières connections de <text:tab/>fermeture ;</text:p>
      <text:p text:style-name="P1"><text:span text:style-name="T2">–</text:span> <text:tab/>la création d'une boîte de dialogue permettant de sélectionner le fichier de coordonnées du MNT, de l'ouvrir et <text:tab/>d'en lire le contenu ;</text:p>
      <text:p text:style-name="P1"><text:span text:style-name="T2">–</text:span> <text:tab/>se documenter en amont sur comment afficher le MNT ainsi lu à l'écran grâce aux possibilités d'OpenGL.</text:p>
      <text:p text:style-name="P1"/>
      <text:p text:style-name="P1">Le travail d'équipe de ce premier sprint fut clairement commun : Alban le Product Owner a passé le plus clair de son temps à guider Imane et Clémentine dans leurs premiers développements, si simples fussent-ils. Mais c'est ainsi que ces <text:soft-page-break/>deux dernières ont pu réussir à créer les fonctions se rapportant à l'ouverture et à la lecture du fichier.</text:p>
      <text:p text:style-name="P1"/>
      <text:p text:style-name="P1">Au deuxième sprint, le sujet a été attaqué en plein cœur ! :</text:p>
      <text:p text:style-name="P1"><text:span text:style-name="T2">–</text:span><text:tab/>Alban a utilisé et installé la librairie libqglviewer pour afficher le MNT à l'écran selon les primitives</text:p>
      <text:p text:style-name="P1"><text:tab/> TRIANGLE et QUAD, dans un premier temps ;</text:p>
      <text:p text:style-name="P1"><text:span text:style-name="T2">–</text:span><text:tab/>Imane s'en est brillamment sortie en codant l'algorithme du parcours récursif sur les voisins permettant de <text:tab/>calculer le chemin d'écoulement d'une goutte ;</text:p>
      <text:p text:style-name="P1"><text:span text:style-name="T2">–</text:span><text:tab/>Clémentine a satisfait ses élans créatifs en agrémentant l'interface graphique de nouveaux éléments et <text:tab/>connexions d'affichage du MNT et du calcul du chemin d'écoulement, notamment grâce à la récupération <text:tab/>des <text:tab/>coordonnées du MNT sous un clic souris.</text:p>
      <text:p text:style-name="P1"/>
      <text:p text:style-name="P1">Le sprint final a permis d'achever un outil fonctionnel mais n'intégrant cependant pas toutes les features prévues au départ :</text:p>
      <text:p text:style-name="P1"><text:span text:style-name="T2">–</text:span><text:tab/>l'équipe a passé beaucoup de temps à corriger des bugs soulevés par la revue de code (<text:span text:style-name="T1">code review</text:span><text:span text:style-name="T3">)</text:span> des uns par</text:p>
      <text:p text:style-name="P1"><text:tab/> les autres ;</text:p>
      <text:p text:style-name="P1"><text:span text:style-name="T2">–</text:span><text:tab/>Alban en a profité pour refactoriser le code existant en l'améliorant et le sécurisant scrupuleusement ;</text:p>
      <text:p text:style-name="P1"><text:span text:style-name="T2">–</text:span><text:tab/>avec Imane, ils ont apporté leur pierre à l'édifice en permettant l'affichage d'un MNT et d'un chemin <text:tab/>d'écoulement tout en délicatesse et en couleur ;</text:p>
      <text:p text:style-name="P1"><text:span text:style-name="T2">–</text:span> <text:tab/>Clémentine quant à elle a rendu la vie du futur utilisateur de l'outil bien plus agréable, en créant une barre de <text:tab/>progression l'invitant à patienter ou encore en affichant les étapes du déroulement des opérations dans un log ;</text:p>
      <text:p text:style-name="P1"><text:span text:style-name="T2">–</text:span><text:tab/>c'est aussi à Alban que l'on doit la possibilité d'afficher l'historique des chemins calculés dans un caisson prévu <text:tab/>à cet effet, à Clémentine d'exporter les coordonnées des chemins d'écoulement dans un fichier, et à Imane <text:tab/>d'exporter une capture d'écran et de visualiser une icône du projet MEGAFI digne de ce nom !</text:p>
      <text:p text:style-name="P1"/>
      <text:p text:style-name="P1"/>
      <text:p text:style-name="P1">##Bilan </text:p>
      <text:p text:style-name="P1"/>
      <text:p text:style-name="P1">À la fin du dernier sprint, MEGAFI est un outil simple mais fonctionnel, et qui a <text:span text:style-name="T1">a priori</text:span> atteint son objectif : proposer un modèle d'écoulement d'une goutte d'eau sur un MNT.</text:p>
      <text:p text:style-name="P1">Certes sur les 232 points de fonctionnalités prévues, 84 ont été ignorés, sans compter ceux des fonctionnalités « bonus ». Parmi eux, l'équipe regrette la possibilité d'afficher un chemin d'écoulement animé et progressif, le sous-échantillonnage du MNT pour un affichage plus rapide ou encore le calcul des bassins-versants.</text:p>
      <text:p text:style-name="P1"/>
      <text:p text:style-name="P1">###Positif :</text:p>
      <text:p text:style-name="P1"/>
      <text:p text:style-name="P1">Le bilan de cette gestion de projet reste globalement positif. L'équipe a su avancer de concert dans une communication saine et productive. Alban a joué le rôle d'un parfait Product Owner mettant Imane et Clémentine en confiance dans leurs initiatives de développement.</text:p>
      <text:p text:style-name="P1"/>
      <text:p text:style-name="P1"><text:span text:style-name="T2">–</text:span><text:tab/>l'équipe s'est tenue à ses quasi-daily stand-up et sprints reviews de façon régulière, même en voyant ces <text:tab/>derniers différer du backlog de référence ;</text:p>
      <text:p text:style-name="P1"><text:span text:style-name="T2">–</text:span><text:tab/>le code fait par chacun a été expliqué aux autres et commenté un maximum, et ce en anglais afin de s'entraîner <text:tab/>à produire un code international. Chaque membre était au fait de ce que faisait l'outil, comment, dans quelle <text:tab/>classe se trouvait telle méthode, pourquoi. Même si le contenu de certaines classes n'était pas toujours très <text:tab/>bien compris dans le détail par Imane et Clémentine (car complexe !), l'idée principale et l'organisation avec les <text:tab/>autres classes étaient assimilées et ne les empêchaient ainsi aucunement d'avancer ;</text:p>
      <text:p text:style-name="P1"><text:span text:style-name="T2">–</text:span><text:tab/>le code reviewing et les tests manuels ont permis de détecter un certain nombre de bugs à corriger ;</text:p>
      <text:p text:style-name="P1"><text:span text:style-name="T2">–</text:span><text:tab/>le système de versioning Git a facilité l'accès au code et son partage ;</text:p>
      <text:p text:style-name="P1"><text:span text:style-name="T2">–</text:span><text:tab/>le travail de chaque membre de l'équipe a eu une réelle utilité.</text:p>
      <text:p text:style-name="P1"/>
      <text:p text:style-name="P1">###Négatif :</text:p>
      <text:p text:style-name="P1"/>
      <text:p text:style-name="P1">Quelques points négatifs sont également à relever dans ce bilan :</text:p>
      <text:p text:style-name="P1"/>
      <text:p text:style-name="P1"><text:span text:style-name="T2">–</text:span><text:tab/>peu de tests ont été mis en place. Un seul test unitaire sur la lecture du fichier de coordonnées a été rédigé ;</text:p>
      <text:p text:style-name="P1"><text:span text:style-name="T2">–</text:span><text:tab/>il n'y a pas eu d'analyse statique et dynamique de code autre qu'humaine. Les outils d'aide au développement <text:tab/>spécifiques comme CPP Check ou Visual Leak Detector n'ont pas été utilisés ;</text:p>
      <text:p text:style-name="P1"><text:span text:style-name="T2">–</text:span><text:tab/>si la méthode SCRUM a été globalement et régulièrement appliquée, la mise à jour des points et des temps <text:tab/>estimés en fonction de l’apparition de nouvelles fonctionnalités au cours des sprints n'a pas été faite, ce qui <text:tab/>rend difficile l'analyse de l'existant avec le prévis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1-24T18:08:16</meta:creation-date>
    <dc:date>2015-11-25T18:55:01</dc:date>
    <dc:creator>GTSI </dc:creator>
    <meta:editing-duration>PT2H37M55S</meta:editing-duration>
    <meta:editing-cycles>117</meta:editing-cycles>
    <meta:generator>LibreOffice/3.5$Linux_X86_64 LibreOffice_project/350m1$Build-2</meta:generator>
    <meta:document-statistic meta:table-count="0" meta:image-count="0" meta:object-count="0" meta:page-count="2" meta:paragraph-count="55" meta:word-count="1439" meta:character-count="8723" meta:non-whitespace-character-count="7295"/>
  </office:meta>
</office:document-meta>
</file>